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FFFFF" fo:font-size="13.5pt" style:font-size-asian="13.5pt" style:font-size-complex="13.5pt"/>
    </style:style>
    <style:style style:name="P4" style:parent-style-name="Normal" style:family="paragraph">
      <style:paragraph-properties fo:border="0.0034in solid #E3E3E3" fo:padding="0in" style:shadow="none" fo:margin-top="0.2083in" fo:margin-bottom="0.0694in" fo:line-height="100%" fo:background-color="#171717"/>
      <style:text-properties style:font-name="Segoe UI" style:font-name-asian="Times New Roman" style:font-name-complex="Segoe UI" fo:color="#FFFFFF" style:letter-kerning="false" fo:font-size="13.5pt" style:font-size-asian="13.5pt" style:font-size-complex="13.5pt" style:language-asian="en" style:country-asian="IN"/>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style:style>
  </office:automatic-styles>
  <office:body>
    <office:text text:use-soft-page-breaks="true">
      <text:p text:style-name="P1">Q5. Define Favicon and give an illustrative example. <text:s text:c="3"/></text:p>
      <text:p text:style-name="Normal"/>
      <text:p text:style-name="P2">Ans:- <text:s text:c="2"/><text:span text:style-name="T3">A favicon is a small icon associated with a website that appears in the browser's address bar, bookmarks, tabs, and other places where the site's URL is displayed. Favicon stands for "favorite icon," as it was originally used in web browsers to denote bookmarks or favorites. It serves as a visual representation of the website and helps users quickly identify and distinguish between different tabs or bookmarks.</text:span></text:p>
      <text:p text:style-name="P4">An illustrative example of a favicon is the small blue bird icon used by Twitter. When you visit the Twitter website or have Twitter open in a browser tab, you'll see the blue bird favicon next to the page title in the browser's tab. This icon is instantly recognizable and helps users identify the Twitter website among other open tabs or bookmarks. Similarly, many other websites use favicons to enhance their branding and provide a visual cue to users navigating the web.</text:p>
      <text:p text:style-name="P5">Top of For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IN"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7:06:00Z</meta:creation-date>
    <dc:date>2024-02-09T17:06:00Z</dc:date>
    <meta:template xlink:href="Normal" xlink:type="simple"/>
    <meta:editing-cycles>2</meta:editing-cycles>
    <meta:editing-duration>PT300S</meta:editing-duration>
    <meta:document-statistic meta:page-count="1" meta:paragraph-count="1" meta:word-count="144" meta:character-count="967" meta:row-count="6" meta:non-whitespace-character-count="824"/>
  </office:meta>
</office:document-meta>
</file>